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3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53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table:style-name="ce53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57" office:value-type="float" office:value="8306" calcext:value-type="float">
            <text:p>8306</text:p>
          </table:table-cell>
          <table:table-cell table:style-name="ce55" office:value-type="string" calcext:value-type="string">
            <text:p>三菱ＵＦＪフィナンシャル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65" table:formula="of:=[.D84]*([.F84]-[.E84])" office:value-type="float" office:value="19800" calcext:value-type="float">
            <text:p>19,800</text:p>
          </table:table-cell>
          <table:table-cell table:style-name="ce57"/>
          <table:table-cell table:style-name="ce49" table:number-columns-repeated="16376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65" table:formula="of:=[.D85]*([.F85]-[.E85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6]*([.F86]-[.E86])" office:value-type="float" office:value="16000" calcext:value-type="float">
            <text:p>1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7]*([.F87]-[.E87])" office:value-type="float" office:value="6000" calcext:value-type="float">
            <text:p>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8]*([.F88]-[.E88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9]*([.F89]-[.E89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0]*([.F90]-[.E90])" office:value-type="float" office:value="-33000" calcext:value-type="float">
            <text:p>-33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1]*([.F91]-[.E91])" office:value-type="float" office:value="-28850" calcext:value-type="float">
            <text:p>-28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2]*([.F92]-[.E92])" office:value-type="float" office:value="-33200" calcext:value-type="float">
            <text:p>-3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3]*([.F93]-[.E93])" office:value-type="float" office:value="-29900" calcext:value-type="float">
            <text:p>-2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4]*([.F94]-[.E94])" office:value-type="float" office:value="-28750" calcext:value-type="float">
            <text:p>-28,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5]*([.F95]-[.E95])" office:value-type="float" office:value="-24600" calcext:value-type="float">
            <text:p>-24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6]*([.F96]-[.E96])" office:value-type="float" office:value="-21900" calcext:value-type="float">
            <text:p>-21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7]*([.F97]-[.E97])" office:value-type="float" office:value="-18500" calcext:value-type="float">
            <text:p>-18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65" table:formula="of:=[.D98]*([.F98]-[.E98])" office:value-type="float" office:value="-3100" calcext:value-type="float">
            <text:p>-3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99]*([.F99]-[.E99])" office:value-type="float" office:value="-12500" calcext:value-type="float">
            <text:p>-12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0]*([.F100]-[.E100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1]*([.F101]-[.E101])" office:value-type="float" office:value="-11850" calcext:value-type="float">
            <text:p>-11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2]*([.F102]-[.E102])" office:value-type="float" office:value="-8000" calcext:value-type="float">
            <text:p>-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3]*([.F103]-[.E103])" office:value-type="float" office:value="-3200" calcext:value-type="float">
            <text:p>-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65" table:formula="of:=[.D104]*([.F104]-[.E104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5" table:formula="of:=[.D105]*([.F105]-[.E105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5" table:formula="of:=[.D106]*([.F106]-[.E106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65" table:formula="of:=[.D107]*([.F107]-[.E107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65" table:formula="of:=[.D108]*([.F108]-[.E108])" office:value-type="float" office:value="5300" calcext:value-type="float">
            <text:p>5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65" table:formula="of:=[.D109]*([.F109]-[.E10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5" table:formula="of:=[.D110]*([.F110]-[.E110])" office:value-type="float" office:value="5450" calcext:value-type="float">
            <text:p>5,4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5" table:formula="of:=[.D111]*([.F111]-[.E111])" office:value-type="float" office:value="-12000" calcext:value-type="float">
            <text:p>-12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65" table:formula="of:=[.D112]*([.F112]-[.E112])" office:value-type="float" office:value="-10500" calcext:value-type="float">
            <text:p>-1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65" table:formula="of:=[.D113]*([.F113]-[.E113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65" table:formula="of:=[.D114]*([.F114]-[.E114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65" table:formula="of:=[.D115]*([.F115]-[.E115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65" table:formula="of:=[.D116]*([.F116]-[.E116])" office:value-type="float" office:value="750" calcext:value-type="float">
            <text:p>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65" table:formula="of:=[.D117]*([.F117]-[.E117])" office:value-type="float" office:value="-6300" calcext:value-type="float">
            <text:p>-6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65" table:formula="of:=[.D118]*([.F118]-[.E118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65" table:formula="of:=[.D119]*([.F119]-[.E119])" office:value-type="float" office:value="-3500" calcext:value-type="float">
            <text:p>-3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65" table:formula="of:=[.D120]*([.F120]-[.E120])" office:value-type="float" office:value="600" calcext:value-type="float">
            <text:p>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65" table:formula="of:=[.D121]*([.F121]-[.E121])" office:value-type="float" office:value="-5500" calcext:value-type="float">
            <text:p>-5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65" table:formula="of:=[.D122]*([.F122]-[.E122])" office:value-type="float" office:value="-46900" calcext:value-type="float">
            <text:p>-46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65" table:formula="of:=[.D123]*([.F123]-[.E123])" office:value-type="float" office:value="-42700" calcext:value-type="float">
            <text:p>-42,7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65" table:formula="of:=[.D124]*([.F124]-[.E124])" office:value-type="float" office:value="-39000" calcext:value-type="float">
            <text:p>-39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5" table:formula="of:=[.D125]*([.F125]-[.E125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5" table:formula="of:=[.D126]*([.F126]-[.E126])" office:value-type="float" office:value="-30000" calcext:value-type="float">
            <text:p>-3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5" table:formula="of:=[.D127]*([.F127]-[.E127])" office:value-type="float" office:value="-20000" calcext:value-type="float">
            <text:p>-2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65" table:formula="of:=[.D128]*([.F128]-[.E128])" office:value-type="float" office:value="-15000" calcext:value-type="float">
            <text:p>-1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65" table:formula="of:=[.D129]*([.F129]-[.E129])" office:value-type="float" office:value="-10300" calcext:value-type="float">
            <text:p>-10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5" table:formula="of:=[.D130]*([.F130]-[.E130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65" table:formula="of:=[.D131]*([.F131]-[.E131])" office:value-type="float" office:value="5100" calcext:value-type="float">
            <text:p>5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65" table:formula="of:=[.D132]*([.F132]-[.E132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65" table:formula="of:=[.D133]*([.F133]-[.E133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65" table:formula="of:=[.D134]*([.F134]-[.E134])" office:value-type="float" office:value="5100" calcext:value-type="float">
            <text:p>5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5" table:formula="of:=[.D135]*([.F135]-[.E135])" office:value-type="float" office:value="-15800" calcext:value-type="float">
            <text:p>-15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65" table:formula="of:=[.D136]*([.F136]-[.E136])" office:value-type="float" office:value="-9900" calcext:value-type="float">
            <text:p>-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65" table:formula="of:=[.D137]*([.F137]-[.E137])" office:value-type="float" office:value="-9950" calcext:value-type="float">
            <text:p>-9,9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5" table:formula="of:=[.D138]*([.F138]-[.E138])" office:value-type="float" office:value="5200" calcext:value-type="float">
            <text:p>5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65" table:formula="of:=[.D139]*([.F139]-[.E139])" office:value-type="float" office:value="-10500" calcext:value-type="float">
            <text:p>-1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65" table:formula="of:=[.D140]*([.F140]-[.E140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65" table:formula="of:=[.D141]*([.F141]-[.E141])" office:value-type="float" office:value="-13400" calcext:value-type="float">
            <text:p>-13,4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5" table:formula="of:=[.D142]*([.F142]-[.E142])" office:value-type="float" office:value="5100" calcext:value-type="float">
            <text:p>5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65" table:formula="of:=[.D143]*([.F143]-[.E143])" office:value-type="float" office:value="500" calcext:value-type="float">
            <text:p>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65" table:formula="of:=[.D144]*([.F144]-[.E144])" office:value-type="float" office:value="5800" calcext:value-type="float">
            <text:p>5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65" table:formula="of:=[.D145]*([.F145]-[.E145])" office:value-type="float" office:value="2700" calcext:value-type="float">
            <text:p>2,7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65" table:formula="of:=[.D146]*([.F146]-[.E146])" office:value-type="float" office:value="2550" calcext:value-type="float">
            <text:p>2,5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65" table:formula="of:=[.D147]*([.F147]-[.E147])" office:value-type="float" office:value="2700" calcext:value-type="float">
            <text:p>2,7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5" table:formula="of:=[.D148]*([.F148]-[.E14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65" table:formula="of:=[.D149]*([.F149]-[.E149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65" table:formula="of:=[.D150]*([.F150]-[.E15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65" table:formula="of:=[.D151]*([.F151]-[.E151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5" table:formula="of:=[.D152]*([.F152]-[.E152])" office:value-type="float" office:value="-22000" calcext:value-type="float">
            <text:p>-22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65" table:formula="of:=[.D153]*([.F153]-[.E153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5" table:formula="of:=[.D154]*([.F154]-[.E154])" office:value-type="float" office:value="4000" calcext:value-type="float">
            <text:p>4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5" table:formula="of:=[.D155]*([.F155]-[.E155])" office:value-type="float" office:value="34100" calcext:value-type="float">
            <text:p>34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5" table:formula="of:=[.D156]*([.F156]-[.E156])" office:value-type="float" office:value="69600" calcext:value-type="float">
            <text:p>69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65" table:formula="of:=[.D157]*([.F157]-[.E157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65" table:formula="of:=[.D158]*([.F158]-[.E15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5" table:formula="of:=[.D159]*([.F159]-[.E159])" office:value-type="float" office:value="15100" calcext:value-type="float">
            <text:p>15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5" table:formula="of:=[.D160]*([.F160]-[.E160])" office:value-type="float" office:value="38300" calcext:value-type="float">
            <text:p>38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6" calcext:value-type="date">
            <text:p>2024/02/1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5" table:formula="of:=[.D161]*([.F161]-[.E161])" office:value-type="float" office:value="49000" calcext:value-type="float">
            <text:p>49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7" calcext:value-type="date">
            <text:p>2024/02/1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5" table:formula="of:=[.D162]*([.F162]-[.E162])" office:value-type="float" office:value="14750" calcext:value-type="float">
            <text:p>14,75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9" calcext:value-type="date">
            <text:p>2024/02/1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00/00/00</text:date>, <text:time style:data-style-name="N2" text:time-value="08:30:55.96679456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6T13:49:12.900997987</dc:date>
    <meta:editing-duration>P20DT7H47M45S</meta:editing-duration>
    <meta:editing-cycles>1937</meta:editing-cycles>
    <meta:document-statistic meta:table-count="2" meta:cell-count="3050" meta:object-count="0"/>
  </office:meta>
</office:document-meta>
</file>